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74cm" fo:min-width="2.421cm"/>
    </style:style>
    <style:style style:name="gr2" style:family="graphic" style:parent-style-name="standard">
      <style:graphic-properties svg:stroke-color="#111111" draw:fill-color="#ffcccc" draw:textarea-horizontal-align="justify" draw:textarea-vertical-align="middle" draw:auto-grow-height="false" fo:min-height="1.047cm" fo:min-width="3.437cm"/>
    </style:style>
    <style:style style:name="gr3" style:family="graphic" style:parent-style-name="standard">
      <style:graphic-properties svg:stroke-color="#111111" draw:fill-color="#99ffcc" draw:textarea-horizontal-align="justify" draw:textarea-vertical-align="middle" draw:auto-grow-height="false" fo:min-height="1.085cm" fo:min-width="3.43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75cm"/>
    </style:style>
    <style:style style:name="gr6" style:family="graphic" style:parent-style-name="standard">
      <style:graphic-properties draw:stroke="none" draw:fill="none" draw:fill-color="#ffff99" draw:textarea-horizontal-align="justify" draw:textarea-vertical-align="middle" draw:auto-grow-height="false" fo:min-height="1.27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cccc"/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-color="#99ffc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99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1.524cm" svg:x="3.17cm" svg:y="3.47cm">
          <text:p text:style-name="P1"><text:span text:style-name="T1">貸借対照表</text:span><text:span text:style-name="T1"><text:line-break/></text:span><text:span text:style-name="T1">(B/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921cm" svg:height="1.524cm" svg:x="13.77cm" svg:y="3.47cm">
          <text:p text:style-name="P1"><text:span text:style-name="T1">貸借対照表</text:span><text:span text:style-name="T1"><text:line-break/></text:span><text:span text:style-name="T1">(B/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937cm" svg:height="1.297cm" svg:x="7.858cm" svg:y="2.397cm">
          <text:p text:style-name="P1"><text:span text:style-name="T2">損益計算書</text:span><text:span text:style-name="T2"><text:line-break/></text:span><text:span text:style-name="T2">(P/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37cm" svg:height="1.335cm" svg:x="7.858cm" svg:y="4.745cm">
          <text:p text:style-name="P1"><text:span text:style-name="T1">キャッシュフロー</text:span></text:p>
          <text:p text:style-name="P1"><text:span text:style-name="T1">計算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6.091cm" svg:y1="4.232cm" svg:x2="13.77cm" svg:y2="4.232cm" draw:start-shape="id1" draw:start-glue-point="1" draw:end-shape="id2" draw:end-glue-point="3" svg:d="M6091 4232h7679" svg:viewBox="0 0 7680 1">
          <text:p/>
        </draw:connector>
        <draw:frame draw:style-name="gr5" draw:text-style-name="P6" draw:layer="layout" svg:width="3.075cm" svg:height="0.725cm" svg:x="3.089cm" svg:y="2.751cm">
          <draw:text-box>
            <text:p><text:span text:style-name="T3">第</text:span><text:span text:style-name="T3">1</text:span><text:span text:style-name="T3">四半期</text:span><text:span text:style-name="T3">(1Q)</text:span></text:p>
          </draw:text-box>
        </draw:frame>
        <draw:frame draw:style-name="gr5" draw:text-style-name="P6" draw:layer="layout" svg:width="3.075cm" svg:height="0.725cm" svg:x="13.689cm" svg:y="2.752cm">
          <draw:text-box>
            <text:p><text:span text:style-name="T3">第</text:span><text:span text:style-name="T3">2</text:span><text:span text:style-name="T3">四半期</text:span><text:span text:style-name="T3">(2Q)</text:span></text:p>
          </draw:text-box>
        </draw:frame>
        <draw:connector draw:style-name="gr4" draw:text-style-name="P5" draw:layer="layout" svg:x1="16.691cm" svg:y1="4.232cm" svg:x2="17.77cm" svg:y2="4.232cm" draw:start-shape="id2" draw:start-glue-point="1" draw:end-shape="id3" draw:end-glue-point="3" svg:d="M16691 4232h1079" svg:viewBox="0 0 1080 1">
          <text:p/>
        </draw:connector>
        <draw:custom-shape draw:style-name="gr6" draw:text-style-name="P7" xml:id="id3" draw:id="id3" draw:layer="layout" svg:width="0.248cm" svg:height="1.524cm" svg:x="17.77cm" svg:y="3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.045cm" svg:y1="4.232cm" svg:x2="3.17cm" svg:y2="4.232cm" draw:start-shape="id4" draw:start-glue-point="1" draw:end-shape="id1" draw:end-glue-point="3" svg:d="M2045 4232h1125" svg:viewBox="0 0 1126 1">
          <text:p/>
        </draw:connector>
        <draw:custom-shape draw:style-name="gr6" draw:text-style-name="P7" xml:id="id4" draw:id="id4" draw:layer="layout" svg:width="0.202cm" svg:height="1.524cm" svg:x="1.843cm" svg:y="3.4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22:36:00.036251000</meta:creation-date>
    <dc:date>2016-02-07T01:30:27.920367000</dc:date>
    <meta:editing-duration>P1DT8H50M20S</meta:editing-duration>
    <meta:editing-cycles>5</meta:editing-cycles>
    <meta:generator>LibreOffice/5.0.3.2$MacOSX_X86_64 LibreOffice_project/e5f16313668ac592c1bfb310f4390624e3dbfb75</meta:generator>
    <meta:document-statistic meta:object-count="11"/>
  </office:meta>
</office:document-meta>
</file>